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BECERRA FLORES, ROSANA DEL JESU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BECERRA FLORES, ROSANA DEL JESU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2806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1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6T18:07:1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